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ce2" office:value-type="string">
            <text:p>MONEY</text:p>
          </table:table-cell>
          <table:table-cell table:style-name="ce2" office:value-type="string">
            <text:p>TRIA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1" office:value-type="string">
            <text:p>Bid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High Spread</text:p>
          </table:table-cell>
          <table:table-cell table:style-name="ce1" office:value-type="string">
            <text:p>Low Spread</text:p>
          </table:table-cell>
        </table:table-row>
        <table:table-row table:style-name="ro1">
          <table:table-cell table:style-name="ce1" office:value-type="string">
            <text:p>Basic Hard</text:p>
          </table:table-cell>
          <table:table-cell office:value-type="float" office:value="5">
            <text:p>5</text:p>
          </table:table-cell>
          <table:table-cell office:value-type="float" office:value="10415">
            <text:p>10415</text:p>
          </table:table-cell>
          <table:table-cell office:value-type="float" office:value="10972">
            <text:p>10972</text:p>
          </table:table-cell>
          <table:table-cell office:value-type="float" office:value="10627.05">
            <text:p>10627.05</text:p>
          </table:table-cell>
          <table:table-cell office:value-type="float" office:value="118.05">
            <text:p>118.05</text:p>
          </table:table-cell>
          <table:table-cell office:value-type="float" office:value="344.95">
            <text:p>344.95</text:p>
          </table:table-cell>
          <table:table-cell office:value-type="float" office:value="-212.05">
            <text:p>-212.0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700">
            <text:p>10700</text:p>
          </table:table-cell>
          <table:table-cell office:value-type="float" office:value="11845">
            <text:p>11845</text:p>
          </table:table-cell>
          <table:table-cell office:value-type="float" office:value="11315.3">
            <text:p>11315.3</text:p>
          </table:table-cell>
          <table:table-cell office:value-type="float" office:value="241.51">
            <text:p>241.51</text:p>
          </table:table-cell>
          <table:table-cell office:value-type="float" office:value="529.7">
            <text:p>529.7</text:p>
          </table:table-cell>
          <table:table-cell office:value-type="float" office:value="-615.3">
            <text:p>-615.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75">
            <text:p>13775</text:p>
          </table:table-cell>
          <table:table-cell office:value-type="float" office:value="19425">
            <text:p>19425</text:p>
          </table:table-cell>
          <table:table-cell office:value-type="float" office:value="16472.5">
            <text:p>16472.5</text:p>
          </table:table-cell>
          <table:table-cell office:value-type="float" office:value="1218.53">
            <text:p>1218.53</text:p>
          </table:table-cell>
          <table:table-cell office:value-type="float" office:value="2952.5">
            <text:p>2952.5</text:p>
          </table:table-cell>
          <table:table-cell office:value-type="float" office:value="-2697.5">
            <text:p>-2697.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6100">
            <text:p>16100</text:p>
          </table:table-cell>
          <table:table-cell office:value-type="float" office:value="28800">
            <text:p>28800</text:p>
          </table:table-cell>
          <table:table-cell office:value-type="float" office:value="22793.5">
            <text:p>22793.5</text:p>
          </table:table-cell>
          <table:table-cell office:value-type="float" office:value="2397.1">
            <text:p>2397.1</text:p>
          </table:table-cell>
          <table:table-cell office:value-type="float" office:value="6006.5">
            <text:p>6006.5</text:p>
          </table:table-cell>
          <table:table-cell office:value-type="float" office:value="-6693.5">
            <text:p>-6693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Monte Carlo</text:p>
          </table:table-cell>
          <table:table-cell office:value-type="float" office:value="5">
            <text:p>5</text:p>
          </table:table-cell>
          <table:table-cell office:value-type="float" office:value="10057">
            <text:p>10057</text:p>
          </table:table-cell>
          <table:table-cell office:value-type="float" office:value="10665">
            <text:p>10665</text:p>
          </table:table-cell>
          <table:table-cell office:value-type="float" office:value="10343.69">
            <text:p>10343.69</text:p>
          </table:table-cell>
          <table:table-cell office:value-type="float" office:value="126.74">
            <text:p>126.74</text:p>
          </table:table-cell>
          <table:table-cell office:value-type="float" office:value="321.31">
            <text:p>321.31</text:p>
          </table:table-cell>
          <table:table-cell office:value-type="float" office:value="-286.69">
            <text:p>-286.6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100">
            <text:p>10100</text:p>
          </table:table-cell>
          <table:table-cell office:value-type="float" office:value="11210">
            <text:p>11210</text:p>
          </table:table-cell>
          <table:table-cell office:value-type="float" office:value="10703.55">
            <text:p>10703.55</text:p>
          </table:table-cell>
          <table:table-cell office:value-type="float" office:value="242.91">
            <text:p>242.91</text:p>
          </table:table-cell>
          <table:table-cell office:value-type="float" office:value="506.45">
            <text:p>506.45</text:p>
          </table:table-cell>
          <table:table-cell office:value-type="float" office:value="-603.55">
            <text:p>-603.55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200">
            <text:p>10200</text:p>
          </table:table-cell>
          <table:table-cell office:value-type="float" office:value="16050">
            <text:p>16050</text:p>
          </table:table-cell>
          <table:table-cell office:value-type="float" office:value="13568.75">
            <text:p>13568.75</text:p>
          </table:table-cell>
          <table:table-cell office:value-type="float" office:value="1105.07">
            <text:p>1105.07</text:p>
          </table:table-cell>
          <table:table-cell office:value-type="float" office:value="2481.25">
            <text:p>2481.25</text:p>
          </table:table-cell>
          <table:table-cell office:value-type="float" office:value="-3368.75">
            <text:p>-3368.7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2400">
            <text:p>12400</text:p>
          </table:table-cell>
          <table:table-cell office:value-type="float" office:value="21400">
            <text:p>21400</text:p>
          </table:table-cell>
          <table:table-cell office:value-type="float" office:value="16997">
            <text:p>16997</text:p>
          </table:table-cell>
          <table:table-cell office:value-type="float" office:value="2029.15">
            <text:p>2029.15</text:p>
          </table:table-cell>
          <table:table-cell office:value-type="float" office:value="4403">
            <text:p>4403</text:p>
          </table:table-cell>
          <table:table-cell office:value-type="float" office:value="-4597">
            <text:p>-459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9/06/2015</text:date>, <text:time>16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5-09-06T16:20:38.70</meta:creation-date>
    <dc:date>2015-09-06T16:42:07.74</dc:date>
    <dc:creator>Jon Collins</dc:creator>
    <meta:editing-duration>PT21M29S</meta:editing-duration>
    <meta:editing-cycles>2</meta:editing-cycles>
    <meta:generator>OpenOffice/4.0.1$Win32 OpenOffice.org_project/401m5$Build-9714</meta:generator>
    <meta:document-statistic meta:table-count="3" meta:cell-count="67" meta:object-count="0"/>
  </office:meta>
</office:document-meta>
</file>